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weight="bold" officeooo:rsid="000b4358" officeooo:paragraph-rsid="000b435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weight="bold" officeooo:rsid="000b4358" officeooo:paragraph-rsid="000b4358" style:font-weight-asian="bold" style:font-weight-complex="bold"/>
    </style:style>
    <style:style style:name="P3" style:family="paragraph" style:parent-style-name="Standard">
      <style:text-properties style:font-name="DejaVu Sans Mono" fo:font-weight="normal" officeooo:rsid="000b4358" officeooo:paragraph-rsid="000b4358" style:font-weight-asian="normal" style:font-weight-complex="normal"/>
    </style:style>
    <style:style style:name="P4" style:family="paragraph" style:parent-style-name="Footer">
      <style:text-properties officeooo:rsid="000b4358" officeooo:paragraph-rsid="000b4358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/text:p>
      <text:p text:style-name="P1"><text:s text:c="29"/>_ <text:s text:c="27"/></text:p>
      <text:p text:style-name="P1"><text:s text:c="28"/>| | <text:s text:c="26"/></text:p>
      <text:p text:style-name="P1"><text:s text:c="14"/>_ __ ___ <text:s text:c="2"/>___| |_ __ _ _ __ <text:s/>_ <text:s text:c="2"/>___ <text:s/>__ <text:s text:c="2"/></text:p>
      <text:p text:style-name="P1"><text:s text:c="13"/>| '_ ' _ \ / _ \ __/ _' | '_ \| | | \ \/ / <text:s text:c="2"/></text:p>
      <text:p text:style-name="P1"><text:s text:c="13"/>| | | | | | <text:s/>__/ || (_| | | | | |_| |&gt; <text:s/>&lt; <text:s text:c="3"/></text:p>
      <text:p text:style-name="P1"><text:s text:c="13"/>|_| |_| |_|\___|\__\__'_|_| |_|\__' /_/\_\ <text:s text:c="2"/></text:p>
      <text:p text:style-name="P1"><text:s text:c="45"/>__/ ' <text:s text:c="7"/></text:p>
      <text:p text:style-name="P1"><text:s text:c="44"/>|___/ <text:s text:c="8"/></text:p>
      <text:p text:style-name="P1"><text:s/></text:p>
      <text:p text:style-name="P2">~ USERS GUIDE ~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"><text:a xlink:type="simple" xlink:href="#__RefHeading__111_730174604" text:style-name="Index_20_Link" text:visited-style-name="Index_20_Link">Introduction<text:tab/>1</text:a></text:p>
          <text:p text:style-name="P5"><text:a xlink:type="simple" xlink:href="#__RefHeading__113_730174604" text:style-name="Index_20_Link" text:visited-style-name="Index_20_Link">The parts explained<text:tab/>1</text:a></text:p>
          <text:p text:style-name="P5"><text:a xlink:type="simple" xlink:href="#__RefHeading__115_730174604" text:style-name="Index_20_Link" text:visited-style-name="Index_20_Link">Initial use<text:tab/>1</text:a></text:p>
          <text:p text:style-name="P5"><text:a xlink:type="simple" xlink:href="#__RefHeading__117_730174604" text:style-name="Index_20_Link" text:visited-style-name="Index_20_Link">Web Manager<text:tab/>1</text:a></text:p>
        </text:index-body>
      </text:table-of-content>
      <text:p text:style-name="P3"/>
      <text:p text:style-name="P3"/>
      <text:h text:style-name="Heading_20_1" text:outline-level="1"><text:bookmark-start text:name="__RefHeading__111_730174604"/>Introduction<text:bookmark-end text:name="__RefHeading__111_730174604"/></text:h>
      <text:p text:style-name="P3">Lorem ipsum</text:p>
      <text:p text:style-name="P3"/>
      <text:h text:style-name="Heading_20_1" text:outline-level="1"><text:bookmark-start text:name="__RefHeading__113_730174604"/>The parts explained<text:bookmark-end text:name="__RefHeading__113_730174604"/></text:h>
      <text:p text:style-name="P3">Lorem ipsum</text:p>
      <text:p text:style-name="P3"/>
      <text:h text:style-name="Heading_20_1" text:outline-level="1"><text:bookmark-start text:name="__RefHeading__115_730174604"/>Initial use<text:bookmark-end text:name="__RefHeading__115_730174604"/></text:h>
      <text:p text:style-name="P3">Lorem ipsum</text:p>
      <text:p text:style-name="P3"/>
      <text:h text:style-name="Heading_20_1" text:outline-level="1"><text:bookmark-start text:name="__RefHeading__117_730174604"/>Web Manager<text:bookmark-end text:name="__RefHeading__117_730174604"/></text:h>
      <text:p text:style-name="P3"/>
      <text:p text:style-name="P3">Lorem ips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358" officeooo:paragraph-rsid="000b43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2T00:21:07.310996477</meta:creation-date>
    <dc:date>2014-12-22T00:30:13.770478629</dc:date>
    <meta:editing-duration>P0D</meta:editing-duration>
    <meta:editing-cycles>1</meta:editing-cycles>
    <meta:generator>LibreOffice/4.2.5.2$Linux_X86_64 LibreOffice_project/420m0$Build-2</meta:generator>
    <meta:document-statistic meta:table-count="0" meta:image-count="0" meta:object-count="0" meta:page-count="1" meta:paragraph-count="25" meta:word-count="93" meta:character-count="666" meta:non-whitespace-character-count="293"/>
  </office:meta>
</office:document-meta>
</file>